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254d2" draw:textarea-horizontal-align="justify" draw:textarea-vertical-align="middle" draw:auto-grow-height="false" fo:min-height="1.02cm" fo:min-width="19.82cm"/>
    </style:style>
    <style:style style:name="gr2" style:family="graphic" style:parent-style-name="objectwithoutfill">
      <style:graphic-properties svg:stroke-color="#0369a3" draw:fill="none" draw:fill-color="#729fcf" draw:textarea-vertical-align="middle"/>
    </style:style>
    <style:style style:name="gr3" style:family="graphic" style:parent-style-name="standard">
      <style:graphic-properties svg:stroke-color="#0369a3" draw:fill-color="#729fcf" draw:textarea-horizontal-align="justify" draw:textarea-vertical-align="middle" draw:auto-grow-height="false" fo:min-height="1.02cm" fo:min-width="19.82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objectwithoutfill">
      <style:graphic-properties svg:stroke-color="#0369a3" draw:fill="none" draw:fill-color="#729fcf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0369a3" fo:min-height="1.016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0000" fo:min-height="1.006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2cee0e" fo:min-height="1.016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c5c00" fo:min-height="1.006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2cee0e" fo:min-height="1.006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0000" fo:min-height="1.016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c5c00" fo:min-height="1.016cm"/>
      <style:paragraph-properties style:writing-mode="lr-tb"/>
    </style:style>
    <style:style style:name="gr15" style:family="graphic" style:parent-style-name="standard">
      <style:graphic-properties svg:stroke-color="#fc5c00" draw:marker-start="Arrowheads_20_2" draw:marker-start-width="0.3cm" draw:fill-color="#729fcf" draw:textarea-vertical-align="middle"/>
    </style:style>
    <style:style style:name="gr16" style:family="graphic" style:parent-style-name="standard">
      <style:graphic-properties svg:stroke-color="#2cee0e" draw:marker-start="Arrowheads_20_4" draw:marker-start-width="0.3cm" draw:fill-color="#729fcf" draw:textarea-vertical-align="middle"/>
    </style:style>
    <style:style style:name="gr17" style:family="graphic" style:parent-style-name="standard">
      <style:graphic-properties svg:stroke-color="#ff0000" draw:marker-start="Arrowheads_20_5" draw:marker-start-width="0.3cm" draw:fill-color="#729fcf" draw:textarea-vertical-align="middle"/>
    </style:style>
    <style:style style:name="gr18" style:family="graphic" style:parent-style-name="standard">
      <style:graphic-properties svg:stroke-color="#0369a3" draw:marker-start="Arrowheads_20_6" draw:marker-start-width="0.3cm" draw:fill-color="#729fcf" draw:textarea-vertical-align="middle"/>
    </style:style>
    <style:style style:name="gr19" style:family="graphic" style:parent-style-name="standard">
      <style:graphic-properties draw:stroke="none" svg:stroke-color="#000000" draw:fill="solid" draw:fill-color="#fc5c00" fo:min-height="1.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solid" draw:fill-color="#c254d2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369a3"/>
    </style:style>
    <style:style style:name="P7" style:family="paragraph">
      <loext:graphic-properties draw:fill="solid" draw:fill-color="#ff0000"/>
    </style:style>
    <style:style style:name="P8" style:family="paragraph">
      <loext:graphic-properties draw:fill="solid" draw:fill-color="#2cee0e"/>
    </style:style>
    <style:style style:name="P9" style:family="paragraph">
      <loext:graphic-properties draw:fill="solid" draw:fill-color="#fc5c00"/>
    </style:style>
    <style:style style:name="P10" style:family="paragraph">
      <loext:graphic-properties draw:fill-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1" draw:layer="layout" svg:width="20.32cm" svg:height="1.27cm" svg:x="12.014cm" svg:y="11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0.32cm" svg:height="1.27cm" svg:x="12.014cm" svg:y="4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3.284cm" svg:y1="2.829cm" svg:x2="13.284cm" svg:y2="4.099cm">
          <text:p/>
        </draw:line>
        <draw:line draw:style-name="gr2" draw:text-style-name="P2" draw:layer="layout" svg:x1="14.554cm" svg:y1="2.829cm" svg:x2="14.554cm" svg:y2="4.099cm">
          <text:p/>
        </draw:line>
        <draw:line draw:style-name="gr2" draw:text-style-name="P2" draw:layer="layout" svg:x1="15.824cm" svg:y1="2.829cm" svg:x2="15.824cm" svg:y2="4.099cm">
          <text:p/>
        </draw:line>
        <draw:line draw:style-name="gr2" draw:text-style-name="P2" draw:layer="layout" svg:x1="17.129cm" svg:y1="2.809cm" svg:x2="17.129cm" svg:y2="4.079cm">
          <text:p/>
        </draw:line>
        <draw:line draw:style-name="gr2" draw:text-style-name="P2" draw:layer="layout" svg:x1="18.368cm" svg:y1="2.821cm" svg:x2="18.368cm" svg:y2="4.091cm">
          <text:p/>
        </draw:line>
        <draw:line draw:style-name="gr2" draw:text-style-name="P2" draw:layer="layout" svg:x1="19.626cm" svg:y1="4.087cm" svg:x2="19.626cm" svg:y2="5.357cm">
          <text:p/>
        </draw:line>
        <draw:line draw:style-name="gr2" draw:text-style-name="P2" draw:layer="layout" svg:x1="20.889cm" svg:y1="4.099cm" svg:x2="20.889cm" svg:y2="5.369cm">
          <text:p/>
        </draw:line>
        <draw:line draw:style-name="gr2" draw:text-style-name="P2" draw:layer="layout" svg:x1="22.152cm" svg:y1="4.087cm" svg:x2="22.152cm" svg:y2="5.357cm">
          <text:p/>
        </draw:line>
        <draw:line draw:style-name="gr2" draw:text-style-name="P2" draw:layer="layout" svg:x1="23.444cm" svg:y1="4.099cm" svg:x2="23.444cm" svg:y2="5.369cm">
          <text:p/>
        </draw:line>
        <draw:line draw:style-name="gr2" draw:text-style-name="P2" draw:layer="layout" svg:x1="24.713cm" svg:y1="2.829cm" svg:x2="24.713cm" svg:y2="4.099cm">
          <text:p/>
        </draw:line>
        <draw:line draw:style-name="gr2" draw:text-style-name="P2" draw:layer="layout" svg:x1="25.993cm" svg:y1="2.824cm" svg:x2="25.993cm" svg:y2="4.094cm">
          <text:p/>
        </draw:line>
        <draw:line draw:style-name="gr2" draw:text-style-name="P2" draw:layer="layout" svg:x1="27.24cm" svg:y1="2.829cm" svg:x2="27.24cm" svg:y2="4.099cm">
          <text:p/>
        </draw:line>
        <draw:line draw:style-name="gr2" draw:text-style-name="P2" draw:layer="layout" svg:x1="28.52cm" svg:y1="2.829cm" svg:x2="28.52cm" svg:y2="4.099cm">
          <text:p/>
        </draw:line>
        <draw:line draw:style-name="gr2" draw:text-style-name="P2" draw:layer="layout" svg:x1="29.8cm" svg:y1="2.819cm" svg:x2="29.8cm" svg:y2="4.089cm">
          <text:p/>
        </draw:line>
        <draw:line draw:style-name="gr2" draw:text-style-name="P2" draw:layer="layout" svg:x1="31.064cm" svg:y1="2.82cm" svg:x2="31.064cm" svg:y2="4.09cm">
          <text:p/>
        </draw:line>
        <draw:custom-shape draw:style-name="gr3" draw:text-style-name="P3" draw:layer="layout" svg:width="20.32cm" svg:height="1.27cm" svg:x="12.014cm" svg:y="2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27cm" svg:height="0.962cm" svg:x="12.014cm" svg:y="2.829cm">
          <draw:text-box>
            <text:p>0</text:p>
          </draw:text-box>
        </draw:frame>
        <draw:frame draw:style-name="gr4" draw:text-style-name="P4" draw:layer="layout" svg:width="1.27cm" svg:height="0.962cm" svg:x="13.284cm" svg:y="2.829cm">
          <draw:text-box>
            <text:p>1</text:p>
          </draw:text-box>
        </draw:frame>
        <draw:frame draw:style-name="gr4" draw:text-style-name="P4" draw:layer="layout" svg:width="1.27cm" svg:height="0.962cm" svg:x="14.554cm" svg:y="2.819cm">
          <draw:text-box>
            <text:p>2</text:p>
          </draw:text-box>
        </draw:frame>
        <draw:frame draw:style-name="gr4" draw:text-style-name="P4" draw:layer="layout" svg:width="1.27cm" svg:height="0.962cm" svg:x="25.984cm" svg:y="4.079cm">
          <draw:text-box>
            <text:p>11</text:p>
          </draw:text-box>
        </draw:frame>
        <draw:frame draw:style-name="gr4" draw:text-style-name="P4" draw:layer="layout" svg:width="1.27cm" svg:height="0.962cm" svg:x="15.824cm" svg:y="2.819cm">
          <draw:text-box>
            <text:p>3</text:p>
          </draw:text-box>
        </draw:frame>
        <draw:frame draw:style-name="gr4" draw:text-style-name="P4" draw:layer="layout" svg:width="1.27cm" svg:height="0.962cm" svg:x="24.714cm" svg:y="4.079cm">
          <draw:text-box>
            <text:p>10</text:p>
          </draw:text-box>
        </draw:frame>
        <draw:frame draw:style-name="gr4" draw:text-style-name="P4" draw:layer="layout" svg:width="1.27cm" svg:height="0.962cm" svg:x="23.444cm" svg:y="4.079cm">
          <draw:text-box>
            <text:p>9</text:p>
          </draw:text-box>
        </draw:frame>
        <draw:frame draw:style-name="gr4" draw:text-style-name="P4" draw:layer="layout" svg:width="1.27cm" svg:height="0.962cm" svg:x="22.174cm" svg:y="4.079cm">
          <draw:text-box>
            <text:p>8</text:p>
          </draw:text-box>
        </draw:frame>
        <draw:frame draw:style-name="gr4" draw:text-style-name="P4" draw:layer="layout" svg:width="1.27cm" svg:height="0.962cm" svg:x="20.904cm" svg:y="4.079cm">
          <draw:text-box>
            <text:p>7</text:p>
          </draw:text-box>
        </draw:frame>
        <draw:frame draw:style-name="gr4" draw:text-style-name="P4" draw:layer="layout" svg:width="1.27cm" svg:height="0.962cm" svg:x="19.634cm" svg:y="4.089cm">
          <draw:text-box>
            <text:p>6</text:p>
          </draw:text-box>
        </draw:frame>
        <draw:frame draw:style-name="gr4" draw:text-style-name="P4" draw:layer="layout" svg:width="1.27cm" svg:height="0.962cm" svg:x="18.364cm" svg:y="4.079cm">
          <draw:text-box>
            <text:p>5</text:p>
          </draw:text-box>
        </draw:frame>
        <draw:frame draw:style-name="gr4" draw:text-style-name="P4" draw:layer="layout" svg:width="1.27cm" svg:height="0.962cm" svg:x="17.094cm" svg:y="2.819cm">
          <draw:text-box>
            <text:p>4</text:p>
          </draw:text-box>
        </draw:frame>
        <draw:frame draw:style-name="gr4" draw:text-style-name="P4" draw:layer="layout" svg:width="1.27cm" svg:height="0.962cm" svg:x="27.254cm" svg:y="4.079cm">
          <draw:text-box>
            <text:p>12</text:p>
          </draw:text-box>
        </draw:frame>
        <draw:frame draw:style-name="gr4" draw:text-style-name="P4" draw:layer="layout" svg:width="1.27cm" svg:height="0.962cm" svg:x="28.524cm" svg:y="4.079cm">
          <draw:text-box>
            <text:p>13</text:p>
          </draw:text-box>
        </draw:frame>
        <draw:frame draw:style-name="gr4" draw:text-style-name="P4" draw:layer="layout" svg:width="1.27cm" svg:height="0.962cm" svg:x="29.794cm" svg:y="4.079cm">
          <draw:text-box>
            <text:p>14</text:p>
          </draw:text-box>
        </draw:frame>
        <draw:frame draw:style-name="gr4" draw:text-style-name="P4" draw:layer="layout" svg:width="1.27cm" svg:height="0.962cm" svg:x="31.064cm" svg:y="4.079cm">
          <draw:text-box>
            <text:p>15</text:p>
          </draw:text-box>
        </draw:frame>
        <draw:line draw:style-name="gr2" draw:text-style-name="P2" draw:layer="layout" svg:x1="13.284cm" svg:y1="4.099cm" svg:x2="13.284cm" svg:y2="5.369cm">
          <text:p/>
        </draw:line>
        <draw:line draw:style-name="gr2" draw:text-style-name="P2" draw:layer="layout" svg:x1="14.554cm" svg:y1="4.099cm" svg:x2="14.554cm" svg:y2="5.369cm">
          <text:p/>
        </draw:line>
        <draw:line draw:style-name="gr2" draw:text-style-name="P2" draw:layer="layout" svg:x1="15.824cm" svg:y1="4.099cm" svg:x2="15.824cm" svg:y2="5.369cm">
          <text:p/>
        </draw:line>
        <draw:line draw:style-name="gr2" draw:text-style-name="P2" draw:layer="layout" svg:x1="17.094cm" svg:y1="4.099cm" svg:x2="17.094cm" svg:y2="5.369cm">
          <text:p/>
        </draw:line>
        <draw:line draw:style-name="gr2" draw:text-style-name="P2" draw:layer="layout" svg:x1="18.364cm" svg:y1="4.075cm" svg:x2="18.364cm" svg:y2="5.345cm">
          <text:p/>
        </draw:line>
        <draw:line draw:style-name="gr2" draw:text-style-name="P2" draw:layer="layout" svg:x1="19.626cm" svg:y1="2.841cm" svg:x2="19.626cm" svg:y2="4.111cm">
          <text:p/>
        </draw:line>
        <draw:line draw:style-name="gr2" draw:text-style-name="P2" draw:layer="layout" svg:x1="20.889cm" svg:y1="2.853cm" svg:x2="20.889cm" svg:y2="4.123cm">
          <text:p/>
        </draw:line>
        <draw:line draw:style-name="gr2" draw:text-style-name="P2" draw:layer="layout" svg:x1="22.152cm" svg:y1="2.841cm" svg:x2="22.152cm" svg:y2="4.111cm">
          <text:p/>
        </draw:line>
        <draw:line draw:style-name="gr2" draw:text-style-name="P2" draw:layer="layout" svg:x1="18.364cm" svg:y1="2.829cm" svg:x2="18.364cm" svg:y2="4.099cm">
          <text:p/>
        </draw:line>
        <draw:line draw:style-name="gr2" draw:text-style-name="P2" draw:layer="layout" svg:x1="23.444cm" svg:y1="2.829cm" svg:x2="23.444cm" svg:y2="4.099cm">
          <text:p/>
        </draw:line>
        <draw:line draw:style-name="gr2" draw:text-style-name="P2" draw:layer="layout" svg:x1="24.714cm" svg:y1="4.099cm" svg:x2="24.714cm" svg:y2="5.369cm">
          <text:p/>
        </draw:line>
        <draw:line draw:style-name="gr5" draw:text-style-name="P2" draw:layer="layout" svg:x1="25.984cm" svg:y1="4.099cm" svg:x2="25.984cm" svg:y2="5.369cm">
          <text:p text:style-name="P5"/>
        </draw:line>
        <draw:line draw:style-name="gr2" draw:text-style-name="P2" draw:layer="layout" svg:x1="27.254cm" svg:y1="4.099cm" svg:x2="27.254cm" svg:y2="5.369cm">
          <text:p/>
        </draw:line>
        <draw:line draw:style-name="gr2" draw:text-style-name="P2" draw:layer="layout" svg:x1="28.524cm" svg:y1="4.099cm" svg:x2="28.524cm" svg:y2="5.369cm">
          <text:p/>
        </draw:line>
        <draw:line draw:style-name="gr2" draw:text-style-name="P2" draw:layer="layout" svg:x1="29.794cm" svg:y1="4.099cm" svg:x2="29.794cm" svg:y2="5.369cm">
          <text:p/>
        </draw:line>
        <draw:line draw:style-name="gr2" draw:text-style-name="P2" draw:layer="layout" svg:x1="31.064cm" svg:y1="4.099cm" svg:x2="31.064cm" svg:y2="5.369cm">
          <text:p/>
        </draw:line>
        <draw:frame draw:style-name="gr6" draw:text-style-name="P4" draw:layer="layout" svg:width="3.492cm" svg:height="1.27cm" svg:x="7.664cm" svg:y="2.809cm">
          <draw:text-box>
            <text:p>Lane ID</text:p>
          </draw:text-box>
        </draw:frame>
        <draw:frame draw:style-name="gr7" draw:text-style-name="P4" draw:layer="layout" svg:width="4.127cm" svg:height="1.673cm" svg:x="7.347cm" svg:y="3.676cm">
          <draw:text-box>
            <text:p>Value <text:line-break/>(iteration 0)</text:p>
          </draw:text-box>
        </draw:frame>
        <draw:frame draw:style-name="gr4" draw:text-style-name="P4" draw:layer="layout" svg:width="1.27cm" svg:height="0.962cm" svg:x="12.014cm" svg:y="4.089cm">
          <draw:text-box>
            <text:p>0</text:p>
          </draw:text-box>
        </draw:frame>
        <draw:frame draw:style-name="gr4" draw:text-style-name="P4" draw:layer="layout" svg:width="1.27cm" svg:height="0.962cm" svg:x="13.284cm" svg:y="4.089cm">
          <draw:text-box>
            <text:p>1</text:p>
          </draw:text-box>
        </draw:frame>
        <draw:frame draw:style-name="gr4" draw:text-style-name="P4" draw:layer="layout" svg:width="1.27cm" svg:height="0.962cm" svg:x="14.554cm" svg:y="4.079cm">
          <draw:text-box>
            <text:p>2</text:p>
          </draw:text-box>
        </draw:frame>
        <draw:frame draw:style-name="gr4" draw:text-style-name="P4" draw:layer="layout" svg:width="1.27cm" svg:height="0.962cm" svg:x="15.824cm" svg:y="4.079cm">
          <draw:text-box>
            <text:p>3</text:p>
          </draw:text-box>
        </draw:frame>
        <draw:frame draw:style-name="gr4" draw:text-style-name="P4" draw:layer="layout" svg:width="1.27cm" svg:height="0.962cm" svg:x="17.094cm" svg:y="4.079cm">
          <draw:text-box>
            <text:p>4</text:p>
          </draw:text-box>
        </draw:frame>
        <draw:frame draw:style-name="gr4" draw:text-style-name="P4" draw:layer="layout" svg:width="1.27cm" svg:height="0.962cm" svg:x="12.014cm" svg:y="2.829cm">
          <draw:text-box>
            <text:p>0</text:p>
          </draw:text-box>
        </draw:frame>
        <draw:frame draw:style-name="gr4" draw:text-style-name="P4" draw:layer="layout" svg:width="1.27cm" svg:height="0.962cm" svg:x="13.284cm" svg:y="2.829cm">
          <draw:text-box>
            <text:p>1</text:p>
          </draw:text-box>
        </draw:frame>
        <draw:frame draw:style-name="gr4" draw:text-style-name="P4" draw:layer="layout" svg:width="1.27cm" svg:height="0.962cm" svg:x="14.554cm" svg:y="2.819cm">
          <draw:text-box>
            <text:p>2</text:p>
          </draw:text-box>
        </draw:frame>
        <draw:frame draw:style-name="gr4" draw:text-style-name="P4" draw:layer="layout" svg:width="1.27cm" svg:height="0.962cm" svg:x="15.824cm" svg:y="2.819cm">
          <draw:text-box>
            <text:p>3</text:p>
          </draw:text-box>
        </draw:frame>
        <draw:frame draw:style-name="gr4" draw:text-style-name="P4" draw:layer="layout" svg:width="1.27cm" svg:height="0.962cm" svg:x="17.094cm" svg:y="2.819cm">
          <draw:text-box>
            <text:p>4</text:p>
          </draw:text-box>
        </draw:frame>
        <draw:frame draw:style-name="gr4" draw:text-style-name="P4" draw:layer="layout" svg:width="1.27cm" svg:height="0.962cm" svg:x="25.984cm" svg:y="2.809cm">
          <draw:text-box>
            <text:p>11</text:p>
          </draw:text-box>
        </draw:frame>
        <draw:frame draw:style-name="gr4" draw:text-style-name="P4" draw:layer="layout" svg:width="1.27cm" svg:height="0.962cm" svg:x="24.714cm" svg:y="2.809cm">
          <draw:text-box>
            <text:p>10</text:p>
          </draw:text-box>
        </draw:frame>
        <draw:frame draw:style-name="gr4" draw:text-style-name="P4" draw:layer="layout" svg:width="1.27cm" svg:height="0.962cm" svg:x="23.444cm" svg:y="2.809cm">
          <draw:text-box>
            <text:p>9</text:p>
          </draw:text-box>
        </draw:frame>
        <draw:frame draw:style-name="gr4" draw:text-style-name="P4" draw:layer="layout" svg:width="1.27cm" svg:height="0.962cm" svg:x="22.174cm" svg:y="2.809cm">
          <draw:text-box>
            <text:p>8</text:p>
          </draw:text-box>
        </draw:frame>
        <draw:frame draw:style-name="gr4" draw:text-style-name="P4" draw:layer="layout" svg:width="1.27cm" svg:height="0.962cm" svg:x="20.904cm" svg:y="2.809cm">
          <draw:text-box>
            <text:p>7</text:p>
          </draw:text-box>
        </draw:frame>
        <draw:frame draw:style-name="gr4" draw:text-style-name="P4" draw:layer="layout" svg:width="1.27cm" svg:height="0.962cm" svg:x="19.634cm" svg:y="2.819cm">
          <draw:text-box>
            <text:p>6</text:p>
          </draw:text-box>
        </draw:frame>
        <draw:frame draw:style-name="gr4" draw:text-style-name="P4" draw:layer="layout" svg:width="1.27cm" svg:height="0.962cm" svg:x="18.364cm" svg:y="2.809cm">
          <draw:text-box>
            <text:p>5</text:p>
          </draw:text-box>
        </draw:frame>
        <draw:frame draw:style-name="gr4" draw:text-style-name="P4" draw:layer="layout" svg:width="1.27cm" svg:height="0.962cm" svg:x="27.254cm" svg:y="2.809cm">
          <draw:text-box>
            <text:p>12</text:p>
          </draw:text-box>
        </draw:frame>
        <draw:frame draw:style-name="gr4" draw:text-style-name="P4" draw:layer="layout" svg:width="1.27cm" svg:height="0.962cm" svg:x="28.524cm" svg:y="2.809cm">
          <draw:text-box>
            <text:p>13</text:p>
          </draw:text-box>
        </draw:frame>
        <draw:frame draw:style-name="gr4" draw:text-style-name="P4" draw:layer="layout" svg:width="1.27cm" svg:height="0.962cm" svg:x="29.794cm" svg:y="2.809cm">
          <draw:text-box>
            <text:p>14</text:p>
          </draw:text-box>
        </draw:frame>
        <draw:frame draw:style-name="gr4" draw:text-style-name="P4" draw:layer="layout" svg:width="1.27cm" svg:height="0.962cm" svg:x="31.064cm" svg:y="2.809cm">
          <draw:text-box>
            <text:p>15</text:p>
          </draw:text-box>
        </draw:frame>
        <draw:custom-shape draw:style-name="gr1" draw:text-style-name="P1" draw:layer="layout" svg:width="20.32cm" svg:height="1.27cm" svg:x="12.014cm" svg:y="6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9.626cm" svg:y1="6.631cm" svg:x2="19.626cm" svg:y2="7.901cm">
          <text:p/>
        </draw:line>
        <draw:line draw:style-name="gr2" draw:text-style-name="P2" draw:layer="layout" svg:x1="20.889cm" svg:y1="6.643cm" svg:x2="20.889cm" svg:y2="7.913cm">
          <text:p/>
        </draw:line>
        <draw:line draw:style-name="gr2" draw:text-style-name="P2" draw:layer="layout" svg:x1="22.152cm" svg:y1="6.631cm" svg:x2="22.152cm" svg:y2="7.901cm">
          <text:p/>
        </draw:line>
        <draw:line draw:style-name="gr2" draw:text-style-name="P2" draw:layer="layout" svg:x1="23.444cm" svg:y1="6.643cm" svg:x2="23.444cm" svg:y2="7.913cm">
          <text:p/>
        </draw:line>
        <draw:frame draw:style-name="gr8" draw:text-style-name="P6" draw:layer="layout" svg:width="1.27cm" svg:height="1.266cm" svg:x="20.904cm" svg:y="6.623cm">
          <draw:text-box>
            <text:p>22</text:p>
          </draw:text-box>
        </draw:frame>
        <draw:frame draw:style-name="gr9" draw:text-style-name="P7" draw:layer="layout" svg:width="1.27cm" svg:height="1.256cm" svg:x="19.634cm" svg:y="6.633cm">
          <draw:text-box>
            <text:p>20</text:p>
          </draw:text-box>
        </draw:frame>
        <draw:frame draw:style-name="gr10" draw:text-style-name="P8" draw:layer="layout" svg:width="1.27cm" svg:height="1.266cm" svg:x="18.364cm" svg:y="6.623cm">
          <draw:text-box>
            <text:p>18</text:p>
          </draw:text-box>
        </draw:frame>
        <draw:line draw:style-name="gr2" draw:text-style-name="P2" draw:layer="layout" svg:x1="13.284cm" svg:y1="6.643cm" svg:x2="13.284cm" svg:y2="7.913cm">
          <text:p/>
        </draw:line>
        <draw:line draw:style-name="gr2" draw:text-style-name="P2" draw:layer="layout" svg:x1="14.554cm" svg:y1="6.643cm" svg:x2="14.554cm" svg:y2="7.913cm">
          <text:p/>
        </draw:line>
        <draw:line draw:style-name="gr2" draw:text-style-name="P2" draw:layer="layout" svg:x1="15.824cm" svg:y1="6.643cm" svg:x2="15.824cm" svg:y2="7.913cm">
          <text:p/>
        </draw:line>
        <draw:line draw:style-name="gr2" draw:text-style-name="P2" draw:layer="layout" svg:x1="17.094cm" svg:y1="6.643cm" svg:x2="17.094cm" svg:y2="7.913cm">
          <text:p/>
        </draw:line>
        <draw:line draw:style-name="gr2" draw:text-style-name="P2" draw:layer="layout" svg:x1="18.364cm" svg:y1="6.619cm" svg:x2="18.364cm" svg:y2="7.889cm">
          <text:p/>
        </draw:line>
        <draw:line draw:style-name="gr2" draw:text-style-name="P2" draw:layer="layout" svg:x1="24.714cm" svg:y1="6.643cm" svg:x2="24.714cm" svg:y2="7.913cm">
          <text:p/>
        </draw:line>
        <draw:line draw:style-name="gr5" draw:text-style-name="P2" draw:layer="layout" svg:x1="25.984cm" svg:y1="6.643cm" svg:x2="25.984cm" svg:y2="7.913cm">
          <text:p/>
        </draw:line>
        <draw:line draw:style-name="gr2" draw:text-style-name="P2" draw:layer="layout" svg:x1="27.254cm" svg:y1="6.643cm" svg:x2="27.254cm" svg:y2="7.913cm">
          <text:p/>
        </draw:line>
        <draw:line draw:style-name="gr2" draw:text-style-name="P2" draw:layer="layout" svg:x1="28.524cm" svg:y1="6.643cm" svg:x2="28.524cm" svg:y2="7.913cm">
          <text:p/>
        </draw:line>
        <draw:line draw:style-name="gr2" draw:text-style-name="P2" draw:layer="layout" svg:x1="29.794cm" svg:y1="6.643cm" svg:x2="29.794cm" svg:y2="7.913cm">
          <text:p/>
        </draw:line>
        <draw:line draw:style-name="gr2" draw:text-style-name="P2" draw:layer="layout" svg:x1="31.064cm" svg:y1="6.643cm" svg:x2="31.064cm" svg:y2="7.913cm">
          <text:p/>
        </draw:line>
        <draw:frame draw:style-name="gr11" draw:text-style-name="P9" draw:layer="layout" svg:width="1.27cm" svg:height="1.256cm" svg:x="12.014cm" svg:y="6.633cm">
          <draw:text-box>
            <text:p>8</text:p>
          </draw:text-box>
        </draw:frame>
        <draw:frame draw:style-name="gr12" draw:text-style-name="P8" draw:layer="layout" svg:width="1.27cm" svg:height="1.256cm" svg:x="13.284cm" svg:y="6.633cm">
          <draw:text-box>
            <text:p>10</text:p>
          </draw:text-box>
        </draw:frame>
        <draw:frame draw:style-name="gr13" draw:text-style-name="P7" draw:layer="layout" svg:width="1.27cm" svg:height="1.266cm" svg:x="14.554cm" svg:y="6.623cm">
          <draw:text-box>
            <text:p>12</text:p>
          </draw:text-box>
        </draw:frame>
        <draw:frame draw:style-name="gr8" draw:text-style-name="P6" draw:layer="layout" svg:width="1.27cm" svg:height="1.266cm" svg:x="15.824cm" svg:y="6.623cm">
          <draw:text-box>
            <text:p>14</text:p>
          </draw:text-box>
        </draw:frame>
        <draw:frame draw:style-name="gr14" draw:text-style-name="P9" draw:layer="layout" svg:width="1.27cm" svg:height="1.266cm" svg:x="17.094cm" svg:y="6.623cm">
          <draw:text-box>
            <text:p>16</text:p>
          </draw:text-box>
        </draw:frame>
        <draw:line draw:style-name="gr15" draw:text-style-name="P10" draw:layer="layout" svg:x1="12.649cm" svg:y1="6.619cm" svg:x2="22.809cm" svg:y2="5.349cm">
          <text:p/>
        </draw:line>
        <draw:line draw:style-name="gr15" draw:text-style-name="P10" draw:layer="layout" svg:x1="12.675cm" svg:y1="6.65cm" svg:x2="12.649cm" svg:y2="5.349cm">
          <text:p/>
        </draw:line>
        <draw:line draw:style-name="gr16" draw:text-style-name="P10" draw:layer="layout" svg:x1="13.919cm" svg:y1="6.619cm" svg:x2="13.919cm" svg:y2="5.349cm">
          <text:p/>
        </draw:line>
        <draw:line draw:style-name="gr16" draw:text-style-name="P10" draw:layer="layout" svg:x1="13.919cm" svg:y1="6.594cm" svg:x2="24.079cm" svg:y2="5.349cm">
          <text:p/>
        </draw:line>
        <draw:line draw:style-name="gr17" draw:text-style-name="P10" draw:layer="layout" svg:x1="15.189cm" svg:y1="9.159cm" svg:x2="15.189cm" svg:y2="7.889cm">
          <text:p/>
        </draw:line>
        <draw:line draw:style-name="gr17" draw:text-style-name="P10" draw:layer="layout" svg:x1="15.189cm" svg:y1="6.594cm" svg:x2="25.349cm" svg:y2="5.349cm">
          <text:p/>
        </draw:line>
        <draw:line draw:style-name="gr18" draw:text-style-name="P10" draw:layer="layout" svg:x1="21.539cm" svg:y1="6.619cm" svg:x2="21.539cm" svg:y2="5.349cm">
          <text:p/>
        </draw:line>
        <draw:line draw:style-name="gr18" draw:text-style-name="P10" draw:layer="layout" svg:x1="21.539cm" svg:y1="6.594cm" svg:x2="31.699cm" svg:y2="5.349cm">
          <text:p/>
        </draw:line>
        <draw:custom-shape draw:style-name="gr1" draw:text-style-name="P1" draw:layer="layout" svg:width="20.32cm" svg:height="1.27cm" svg:x="12.014cm" svg:y="9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1.27cm" svg:height="1.256cm" svg:x="12.014cm" svg:y="9.173cm">
          <draw:text-box>
            <text:p>24</text:p>
          </draw:text-box>
        </draw:frame>
        <draw:line draw:style-name="gr15" draw:text-style-name="P10" draw:layer="layout" svg:x1="12.675cm" svg:y1="9.19cm" svg:x2="12.649cm" svg:y2="7.889cm">
          <text:p/>
        </draw:line>
        <draw:line draw:style-name="gr15" draw:text-style-name="P10" draw:layer="layout" svg:x1="12.649cm" svg:y1="9.159cm" svg:x2="17.729cm" svg:y2="7.889cm">
          <text:p/>
        </draw:line>
        <draw:frame draw:style-name="gr12" draw:text-style-name="P8" draw:layer="layout" svg:width="1.27cm" svg:height="1.256cm" svg:x="13.284cm" svg:y="9.173cm">
          <draw:text-box>
            <text:p>28</text:p>
          </draw:text-box>
        </draw:frame>
        <draw:frame draw:style-name="gr14" draw:text-style-name="P9" draw:layer="layout" svg:width="1.27cm" svg:height="1.266cm" svg:x="14.554cm" svg:y="9.163cm">
          <draw:text-box>
            <text:p>32</text:p>
          </draw:text-box>
        </draw:frame>
        <draw:frame draw:style-name="gr10" draw:text-style-name="P8" draw:layer="layout" svg:width="1.27cm" svg:height="1.266cm" svg:x="15.824cm" svg:y="9.159cm">
          <draw:text-box>
            <text:p>36</text:p>
          </draw:text-box>
        </draw:frame>
        <draw:line draw:style-name="gr16" draw:text-style-name="P10" draw:layer="layout" svg:x1="13.919cm" svg:y1="9.159cm" svg:x2="13.919cm" svg:y2="7.889cm">
          <text:p/>
        </draw:line>
        <draw:line draw:style-name="gr16" draw:text-style-name="P10" draw:layer="layout" svg:x1="13.919cm" svg:y1="9.134cm" svg:x2="18.999cm" svg:y2="7.889cm">
          <text:p/>
        </draw:line>
        <draw:line draw:style-name="gr17" draw:text-style-name="P10" draw:layer="layout" svg:x1="15.189cm" svg:y1="6.619cm" svg:x2="15.189cm" svg:y2="5.349cm">
          <text:p/>
        </draw:line>
        <draw:line draw:style-name="gr17" draw:text-style-name="P10" draw:layer="layout" svg:x1="15.189cm" svg:y1="9.134cm" svg:x2="20.269cm" svg:y2="7.889cm">
          <text:p/>
        </draw:line>
        <draw:line draw:style-name="gr18" draw:text-style-name="P10" draw:layer="layout" svg:x1="16.459cm" svg:y1="9.159cm" svg:x2="16.459cm" svg:y2="7.889cm">
          <text:p/>
        </draw:line>
        <draw:line draw:style-name="gr18" draw:text-style-name="P10" draw:layer="layout" svg:x1="16.459cm" svg:y1="9.134cm" svg:x2="21.539cm" svg:y2="7.889cm">
          <text:p/>
        </draw:line>
        <draw:frame draw:style-name="gr11" draw:text-style-name="P9" draw:layer="layout" svg:width="1.27cm" svg:height="1.256cm" svg:x="12.014cm" svg:y="11.713cm">
          <draw:text-box>
            <text:p>56</text:p>
          </draw:text-box>
        </draw:frame>
        <draw:frame draw:style-name="gr12" draw:text-style-name="P8" draw:layer="layout" svg:width="1.27cm" svg:height="1.256cm" svg:x="13.284cm" svg:y="11.713cm">
          <draw:text-box>
            <text:p>64</text:p>
          </draw:text-box>
        </draw:frame>
        <draw:line draw:style-name="gr15" draw:text-style-name="P10" draw:layer="layout" svg:x1="12.675cm" svg:y1="11.699cm" svg:x2="12.649cm" svg:y2="10.398cm">
          <text:p/>
        </draw:line>
        <draw:line draw:style-name="gr15" draw:text-style-name="P10" draw:layer="layout" svg:x1="12.682cm" svg:y1="11.674cm" svg:x2="15.189cm" svg:y2="10.429cm">
          <text:p/>
        </draw:line>
        <draw:line draw:style-name="gr16" draw:text-style-name="P10" draw:layer="layout" svg:x1="13.919cm" svg:y1="11.699cm" svg:x2="13.919cm" svg:y2="10.429cm">
          <text:p/>
        </draw:line>
        <draw:line draw:style-name="gr16" draw:text-style-name="P10" draw:layer="layout" svg:x1="13.919cm" svg:y1="11.674cm" svg:x2="16.459cm" svg:y2="10.429cm">
          <text:p/>
        </draw:line>
        <draw:custom-shape draw:style-name="gr1" draw:text-style-name="P1" draw:layer="layout" svg:width="20.32cm" svg:height="1.27cm" svg:x="12.014cm" svg:y="1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1.587cm" svg:height="1.27cm" svg:x="12.014cm" svg:y="14.239cm">
          <draw:text-box>
            <text:p>120</text:p>
          </draw:text-box>
        </draw:frame>
        <draw:line draw:style-name="gr15" draw:text-style-name="P10" draw:layer="layout" svg:x1="12.675cm" svg:y1="14.27cm" svg:x2="12.649cm" svg:y2="12.969cm">
          <text:p/>
        </draw:line>
        <draw:line draw:style-name="gr15" draw:text-style-name="P10" draw:layer="layout" svg:x1="12.649cm" svg:y1="14.214cm" svg:x2="13.919cm" svg:y2="12.969cm">
          <text:p/>
        </draw:line>
        <draw:frame draw:style-name="gr20" draw:text-style-name="P4" draw:layer="layout" svg:width="8.889cm" svg:height="2.384cm" svg:x="4.49cm" svg:y="6.619cm">
          <draw:text-box>
            <text:p>val+=__shfl_down_sync(<text:line-break/>0xff, 8, val, 16)</text:p>
          </draw:text-box>
        </draw:frame>
        <draw:frame draw:style-name="gr20" draw:text-style-name="P4" draw:layer="layout" svg:width="8.889cm" svg:height="2.384cm" svg:x="4.49cm" svg:y="9.159cm">
          <draw:text-box>
            <text:p>val+=__shfl_down_sync(<text:line-break/>0xff, 4, val, 16)</text:p>
          </draw:text-box>
        </draw:frame>
        <draw:frame draw:style-name="gr20" draw:text-style-name="P4" draw:layer="layout" svg:width="8.889cm" svg:height="2.384cm" svg:x="4.49cm" svg:y="11.537cm">
          <draw:text-box>
            <text:p>val+=__shfl_down_sync(<text:line-break/>0xff, 2, val, 16)</text:p>
          </draw:text-box>
        </draw:frame>
        <draw:frame draw:style-name="gr20" draw:text-style-name="P4" draw:layer="layout" svg:width="8.889cm" svg:height="2.384cm" svg:x="4.489cm" svg:y="13.921cm">
          <draw:text-box>
            <text:p>val+=__shfl_down_sync(<text:line-break/>0xff, 1, val, 16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fc5c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4:39:12.153317847</meta:creation-date>
    <meta:generator>LibreOffice/7.3.7.2$Linux_X86_64 LibreOffice_project/30$Build-2</meta:generator>
    <dc:date>2022-11-10T15:44:17.428044164</dc:date>
    <meta:editing-duration>PT22M23S</meta:editing-duration>
    <meta:editing-cycles>3</meta:editing-cycles>
    <meta:document-statistic meta:object-count="132"/>
  </office:meta>
</office:document-meta>
</file>